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4_3----</text:p>
      <text:p text:style-name="P2">Objective: <text:s/></text:p>
      <text:p text:style-name="P2"><text:tab/>Working with a word list, write a password cracking script that can handle multiple encryption formats within a shadow file.</text:p>
      <text:p text:style-name="P2"/>
      <text:p text:style-name="P2">Prereqs: </text:p>
      <text:p text:style-name="P2"><text:tab/>passlib</text:p>
      <text:p text:style-name="P2"/>
      <text:p text:style-name="P2"/>
      <text:p text:style-name="P2">Narrative:</text:p>
      <text:p text:style-name="P2"><text:tab/>As we have previously seen, Python modules can be used to add strong forensic and pentesting capabilities to any script. <text:s/>In this scenario, we will be utilizing those capabilities to discover the passwords for multiple accounts off a Linux server. <text:s/>Using the provided word list of passwords, build a script that can handle the Linux passwd and shadow files to decrypt the salted hashes for the below accounts. <text:s/>Keep in mind that Linux offers multiple hashing algorithms for shadow files.</text:p>
      <text:p text:style-name="P2"><text:tab/></text:p>
      <text:p text:style-name="P2">References:</text:p>
      <text:p text:style-name="P2"><text:tab/>Violent Python Ch1</text:p>
      <text:p text:style-name="P2"/>
      <text:p text:style-name="P1"><text:span text:style-name="T1"><text:tab/></text:span><text:a xlink:type="simple" xlink:href="http://www.yourownlinux.com/2015/08/etc-shadow-file-format-in-linux-explained.html" text:style-name="Internet_20_link" text:visited-style-name="Visited_20_Internet_20_Link"><text:span text:style-name="T2">http://www.yourownlinux.com/2015/08/etc-shadow-file-format-in-linux-explained.html</text:span></text:a></text:p>
      <text:p text:style-name="P2"/>
      <text:p text:style-name="P2">Challenge:</text:p>
      <text:p text:style-name="P2"><text:tab/>Using the Kali / Metasploit supplied password.lst file, write a script that can crack the passwords in the shadow file.</text:p>
      <text:p text:style-name="P2"/>
      <text:p text:style-name="P2">Data: </text:p>
      <text:p text:style-name="P2"><text:tab/>Ex4_3_data.txt - shadow fi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9:25:52.695653206</dc:date>
    <meta:editing-duration>PT27S</meta:editing-duration>
    <meta:editing-cycles>2</meta:editing-cycles>
    <meta:generator>LibreOffice/5.1.6.1.0$Linux_X86_64 LibreOffice_project/10$Build-1</meta:generator>
    <meta:document-statistic meta:table-count="0" meta:image-count="0" meta:object-count="0" meta:page-count="1" meta:paragraph-count="15" meta:word-count="137" meta:character-count="944" meta:non-whitespace-character-count="807"/>
  </office:meta>
</office:document-meta>
</file>